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  <style:style style:name="P12" style:family="paragraph" style:parent-style-name="Text_20_body" style:list-style-name="L12">
      <style:paragraph-properties fo:margin-left="0.0in" fo:margin-right="0in" fo:text-indent="0in" style:auto-text-indent="false" fo:margin-top="0in" fo:margin-bottom="0in"/>
    </style:style>
    <style:style style:name="P13" style:family="paragraph" style:parent-style-name="Text_20_body" style:list-style-name="L13">
      <style:paragraph-properties fo:margin-left="0.0in" fo:margin-right="0in" fo:text-indent="0in" style:auto-text-indent="false" fo:margin-top="0in" fo:margin-bottom="0in"/>
    </style:style>
    <style:style style:name="P14" style:family="paragraph" style:parent-style-name="Text_20_body" style:list-style-name="L14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Brian Ephraim - senior frontend engineer</text:h>
      <text:p text:style-name="Horizontal_20_Line"/>
      <text:p text:style-name="First_20_paragraph">NYC / remote / Garrison, NY<text:line-break/>914-482-2364<text:line-break/>email: <text:a xlink:type="simple" xlink:href="mailto://brianephraim@gmail.com" office:name=""><text:span text:style-name="Definition">brianephraim@gmail.com</text:span></text:a><text:line-break/>linkedin: <text:a xlink:type="simple" xlink:href="https://www.linkedin.com/in/brian-ephraim-29680531" office:name=""><text:span text:style-name="Definition">linkedin.com/in/brian-ephraim-29680531</text:span></text:a><text:line-break/>github: <text:a xlink:type="simple" xlink:href="http://github.com/defualt" office:name=""><text:span text:style-name="Definition">github.com/defualt</text:span></text:a></text:p>
      <text:p text:style-name="Horizontal_20_Line"/>
      <text:h text:style-name="Heading_20_2" text:outline-level="2">16 year professional summary</text:h>
      <text:h text:style-name="Heading_20_3" text:outline-level="3">Technology</text:h>
      <text:p text:style-name="First_20_paragraph"><text:span text:style-name="T1">Languages:</text:span> ES6 - Javascript - HTML5 - Sass - CSS3 - Bash - LESS - PHP - SQL<text:line-break/><text:span text:style-name="T2">Frontend</text:span><text:span text:style-name="T3"> </text:span><text:span text:style-name="T4">libraries:</text:span> React - Redux - Angular - jQuery - Require - Backbone<text:line-break/><text:span text:style-name="T5">Tooling:</text:span> WebPack - NPM - Gulp - Grunt - Docker - Vagrant - ImageMagick - Bower - Yeoman<text:line-break/><text:span text:style-name="T6">Servers:</text:span> Node - Apache<text:line-break/><text:span text:style-name="T7">Testing:</text:span> Mocha - Chai - Enzyme - Karma - Jasmine - Protractor<text:line-break/><text:span text:style-name="T8">CSS</text:span><text:span text:style-name="T9"> </text:span><text:span text:style-name="T10">libraries:</text:span> Bourbon - Bootstrap - Foundation<text:line-break/><text:span text:style-name="T11">Databases:</text:span> MongoDB - MySQL<text:line-break/><text:span text:style-name="T12">Cloud</text:span><text:span text:style-name="T13"> </text:span><text:span text:style-name="T14">services:</text:span> Amazon Web Services (AWS) - Github - Sentry - GitLab - BitBucket<text:line-break/><text:span text:style-name="T15">Client/Server</text:span><text:span text:style-name="T16"> </text:span><text:span text:style-name="T17">Communication:</text:span> AJAX - WebSockets<text:line-break/><text:span text:style-name="T18">Graphics</text:span><text:span text:style-name="T19"> </text:span><text:span text:style-name="T20">Applications:</text:span> Sketch - Zeplin - Photoshop - Illustrator - InDesign<text:line-break/><text:span text:style-name="T21">Other</text:span><text:span text:style-name="T22"> </text:span><text:span text:style-name="T23">Applications:</text:span> Sublime - iTerm2 - Chrome Dev Tools - iOs Simulator - Genymotion - All the Browsers<text:line-break/><text:span text:style-name="T24">Version</text:span><text:span text:style-name="T25"> </text:span><text:span text:style-name="T26">Control:</text:span> Git - SVN - CVS</text:p>
      <text:h text:style-name="Heading_20_3" text:outline-level="3">Career</text:h>
      <text:h text:style-name="Heading_20_4" text:outline-level="4">Building Robotics (internet of things) - Senior Frontend Engineer, November 2016 - Present</text:h>
      <text:list text:style-name="L1">
        <text:list-item>
          <text:p text:style-name="P1">Spearheading stack migration towards Webpack, Redux, and React</text:p>
        </text:list-item>
        <text:list-item>
          <text:p text:style-name="P1">Establishing end-to-end test system</text:p>
        </text:list-item>
        <text:list-item>
          <text:p text:style-name="P1">Integrating websockets in application frontend</text:p>
        </text:list-item>
        <text:list-item>
          <text:p text:style-name="P1">Reviewing contributor code</text:p>
        </text:list-item>
        <text:list-item>
          <text:p text:style-name="P1">Working 100% remote</text:p>
        </text:list-item>
        <text:list-item>
          <text:p text:style-name="P1">Agile</text:p>
        </text:list-item>
      </text:list>
      <text:h text:style-name="Heading_20_4" text:outline-level="4">OKCupid (dating website) - Frontend Engineer, November 2013 - August 2016</text:h>
      <text:list text:style-name="L2">
        <text:list-item>
          <text:p text:style-name="P2">Building single-page and mutli-page web apps</text:p>
          <text:list text:style-name="L3">
            <text:list-item>
              <text:p text:style-name="P3">Using React and Angular</text:p>
            </text:list-item>
            <text:list-item>
              <text:p text:style-name="P3">responsible for entire dating site front end feature sets</text:p>
            </text:list-item>
            <text:list-item>
              <text:p text:style-name="P3">in both sole code owner and collaborative roles</text:p>
            </text:list-item>
          </text:list>
        </text:list-item>
        <text:list-item>
          <text:p text:style-name="P2">Developing features, such as</text:p>
          <text:list text:style-name="L4">
            <text:list-item>
              <text:p text:style-name="P4">complex business logic</text:p>
            </text:list-item>
            <text:list-item>
              <text:p text:style-name="P4">touch and swipe interaction</text:p>
            </text:list-item>
            <text:list-item>
              <text:p text:style-name="P4">infinite scroll</text:p>
            </text:list-item>
            <text:list-item>
              <text:p text:style-name="P4">pull to refresh</text:p>
            </text:list-item>
            <text:list-item>
              <text:p text:style-name="P4">pinch to zoom</text:p>
            </text:list-item>
            <text:list-item>
              <text:p text:style-name="P4">photo upload</text:p>
            </text:list-item>
            <text:list-item>
              <text:p text:style-name="P4">Instant chats and notifications with WebSockets</text:p>
            </text:list-item>
            <text:list-item>
              <text:p text:style-name="P4">Tinder-like card swiping interface</text:p>
            </text:list-item>
            <text:list-item>
              <text:p text:style-name="P4">animated screen transitions with 3D effects</text:p>
            </text:list-item>
            <text:list-item>
              <text:p text:style-name="P4">swipeable image galleries</text:p>
            </text:list-item>
            <text:list-item>
              <text:p text:style-name="P4">phone/tablet responsive</text:p>
            </text:list-item>
            <text:list-item>
              <text:p text:style-name="P4">geolocation</text:p>
            </text:list-item>
            <text:list-item>
              <text:p text:style-name="P4">sticky footers and headers</text:p>
            </text:list-item>
            <text:list-item>
              <text:p text:style-name="P4">lazy loading assets</text:p>
            </text:list-item>
            <text:list-item>
              <text:p text:style-name="P4">optimized load times via vanilla.js landing pages, on-demand asset loading, bundling, and compression</text:p>
            </text:list-item>
            <text:list-item>
              <text:p text:style-name="P4">unit tests</text:p>
            </text:list-item>
          </text:list>
        </text:list-item>
        <text:list-item>
          <text:p text:style-name="P2">Assembling Grunt development environment, including:</text:p>
          <text:list text:style-name="L5">
            <text:list-item>
              <text:p text:style-name="P5">localhost server</text:p>
            </text:list-item>
            <text:list-item>
              <text:p text:style-name="P5">remote debugging console</text:p>
            </text:list-item>
            <text:list-item>
              <text:p text:style-name="P5">effortless retina/non-retina spritesheet generation</text:p>
            </text:list-item>
            <text:list-item>
              <text:p text:style-name="P5">endpoint proxying</text:p>
            </text:list-item>
            <text:list-item>
              <text:p text:style-name="P5">build and deployment scripts for a variety of asset servers, including AWS</text:p>
            </text:list-item>
            <text:list-item>
              <text:p text:style-name="P5">cache-busting mechanisms</text:p>
            </text:list-item>
            <text:list-item>
              <text:p text:style-name="P5">asset compilation</text:p>
            </text:list-item>
            <text:list-item>
              <text:p text:style-name="P5">rollback functionality</text:p>
            </text:list-item>
            <text:list-item>
              <text:p text:style-name="P5">git integration</text:p>
            </text:list-item>
          </text:list>
        </text:list-item>
        <text:list-item>
          <text:p text:style-name="P2">Owning entire Git codebases</text:p>
        </text:list-item>
        <text:list-item>
          <text:p text:style-name="P2">Sharing Git codebases with other front-end engineers</text:p>
        </text:list-item>
        <text:list-item>
          <text:p text:style-name="P2">Conducting A/B tests</text:p>
        </text:list-item>
        <text:list-item>
          <text:p text:style-name="P2">Tweaking designs based on test results</text:p>
        </text:list-item>
        <text:list-item>
          <text:p text:style-name="P2">Organizing project roadmaps</text:p>
        </text:list-item>
        <text:list-item>
          <text:p text:style-name="P2">Transferring architecture and features between separate projects</text:p>
        </text:list-item>
        <text:list-item>
          <text:p text:style-name="P2">Writing detailed specification documents for backend developers</text:p>
        </text:list-item>
        <text:list-item>
          <text:p text:style-name="P2">Collaborating with backend developers on API modeling</text:p>
        </text:list-item>
        <text:list-item>
          <text:p text:style-name="P2">Collaborating closely with designers on product features</text:p>
        </text:list-item>
        <text:list-item>
          <text:p text:style-name="P2">Styling CSS with pixel perfect alignment against designer files</text:p>
        </text:list-item>
      </text:list>
      <text:h text:style-name="Heading_20_4" text:outline-level="4">BernieSelfie.com (side project) - creator, July 2015 - Present</text:h>
      <text:list text:style-name="L6">
        <text:list-item>
          <text:p text:style-name="P6">creating a website that helps people combine their photos with campaign graphics and share the result on social media</text:p>
        </text:list-item>
      </text:list>
      <text:h text:style-name="Heading_20_4" text:outline-level="4">Viggle Inc. (second screen app) - Senior Web / Javascript Engineer, April 2013 - October 2013</text:h>
      <text:list text:style-name="L7">
        <text:list-item>
          <text:p text:style-name="P7">Owning the Angular codebase for two single page apps</text:p>
        </text:list-item>
        <text:list-item>
          <text:p text:style-name="P7">Delegating tasks to other frontend engineers</text:p>
        </text:list-item>
        <text:list-item>
          <text:p text:style-name="P7">Coordinating production deployment with backend</text:p>
        </text:list-item>
        <text:list-item>
          <text:p text:style-name="P7">Estimating tasks, researching technology, and planning for future initiatives</text:p>
        </text:list-item>
      </text:list>
      <text:h text:style-name="Heading_20_4" text:outline-level="4">Blaboid Inc. (startup) - Entrepreneur, November 2010 - April 2013</text:h>
      <text:list text:style-name="L8">
        <text:list-item>
          <text:p text:style-name="P8">Launching a social networking platform</text:p>
        </text:list-item>
        <text:list-item>
          <text:p text:style-name="P8">Coordinating business needs with lawyer, accountant, and consultants</text:p>
        </text:list-item>
        <text:list-item>
          <text:p text:style-name="P8">Developing the platform, consisting of a single page HTML5 Backbone mobile web app with user generated content, hosted on Amazon, with PHP/MySQL backend</text:p>
        </text:list-item>
      </text:list>
      <text:h text:style-name="Heading_20_4" text:outline-level="4">Alexander Interactive (agency) - Frontend Web Developer, May 2011 - March 2012</text:h>
      <text:list text:style-name="L9">
        <text:list-item>
          <text:p text:style-name="P9">Serving E-commerce clients such as Lowe’s Home Improvement and Adorama</text:p>
        </text:list-item>
        <text:list-item>
          <text:p text:style-name="P9">Doing agile with daily scrum calls, sprint planning/review, and demos for executive product owners</text:p>
        </text:list-item>
        <text:list-item>
          <text:p text:style-name="P9">Flying to client corporate headquarters for onsite consulting</text:p>
        </text:list-item>
        <text:list-item>
          <text:p text:style-name="P9">Working with distributed team members via Skype and email</text:p>
        </text:list-item>
      </text:list>
      <text:h text:style-name="Heading_20_4" text:outline-level="4">KickApps/Kit Digital (agency) - Frontend Web Developer, October 2010 - May 2011</text:h>
      <text:list text:style-name="L10">
        <text:list-item>
          <text:p text:style-name="P10">Developing social portals for such clients as:</text:p>
          <text:list text:style-name="L11">
            <text:list-item>
              <text:p text:style-name="P11">The Doctor Oz TV Show</text:p>
            </text:list-item>
            <text:list-item>
              <text:p text:style-name="P11">MIT University</text:p>
            </text:list-item>
            <text:list-item>
              <text:p text:style-name="P11">Penguin publishers</text:p>
            </text:list-item>
            <text:list-item>
              <text:p text:style-name="P11">Book Of Cool</text:p>
            </text:list-item>
            <text:list-item>
              <text:p text:style-name="P11">Squabbler</text:p>
            </text:list-item>
            <text:list-item>
              <text:p text:style-name="P11">Sharecare</text:p>
            </text:list-item>
            <text:list-item>
              <text:p text:style-name="P11">Leap4Life</text:p>
            </text:list-item>
          </text:list>
        </text:list-item>
        <text:list-item>
          <text:p text:style-name="P10">Working with distributed team members via Skype and email</text:p>
        </text:list-item>
      </text:list>
      <text:h text:style-name="Heading_20_4" text:outline-level="4">Rail Europe (travel website) - Web designer, October 2006 - October 2010</text:h>
      <text:list text:style-name="L12">
        <text:list-item>
          <text:p text:style-name="P12">developing mobile and desktop e-commerce web frontend</text:p>
        </text:list-item>
      </text:list>
      <text:h text:style-name="Heading_20_4" text:outline-level="4">Epoch (band) - Guitarist, September 2003 - October 2006</text:h>
      <text:list text:style-name="L13">
        <text:list-item>
          <text:p text:style-name="P13">writing songs</text:p>
        </text:list-item>
        <text:list-item>
          <text:p text:style-name="P13">engineering audio</text:p>
        </text:list-item>
        <text:list-item>
          <text:p text:style-name="P13">producing albums</text:p>
        </text:list-item>
        <text:list-item>
          <text:p text:style-name="P13">performing shows</text:p>
        </text:list-item>
        <text:list-item>
          <text:p text:style-name="P13">building and programming electronic instruments</text:p>
        </text:list-item>
        <text:list-item>
          <text:p text:style-name="P13">creating the band’s website</text:p>
        </text:list-item>
      </text:list>
      <text:h text:style-name="Heading_20_4" text:outline-level="4">Regeneron (pharmaceuticals) - Graphic designer, July 2000 - October 2005</text:h>
      <text:list text:style-name="L14">
        <text:list-item>
          <text:p text:style-name="P14">Designing logos, banners, posters, fliers and presentation materials</text:p>
        </text:list-item>
        <text:list-item>
          <text:p text:style-name="P14">Preparing images for patent submission</text:p>
        </text:list-item>
        <text:list-item>
          <text:p text:style-name="P14">Formatting scientific imagery for journal publication</text:p>
        </text:list-item>
      </text:list>
      <text:p text:style-name="Horizontal_20_Line"/>
      <text:h text:style-name="Heading_20_2" text:outline-level="2">Education</text:h>
      <text:p text:style-name="First_20_paragraph">2003 Ithaca College, Ithaca NY, Bachelor of Arts, Philosophy Maj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